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72mm"/>
    </style:style>
    <style:style style:name="co2" style:family="table-column">
      <style:table-column-properties fo:break-before="auto" style:column-width="90.47mm"/>
    </style:style>
    <style:style style:name="co3" style:family="table-column">
      <style:table-column-properties fo:break-before="auto" style:column-width="39.42mm"/>
    </style:style>
    <style:style style:name="co4" style:family="table-column">
      <style:table-column-properties fo:break-before="auto" style:column-width="86.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9.31mm" fo:break-before="auto" style:use-optimal-row-height="true"/>
    </style:style>
    <style:style style:name="ro3" style:family="table-row">
      <style:table-row-properties style:row-height="75.85mm" fo:break-before="auto" style:use-optimal-row-height="true"/>
    </style:style>
    <style:style style:name="ro4" style:family="table-row">
      <style:table-row-properties style:row-height="75.9mm" fo:break-before="auto" style:use-optimal-row-height="true"/>
    </style:style>
    <style:style style:name="ro5" style:family="table-row">
      <style:table-row-properties style:row-height="79.73mm" fo:break-before="auto" style:use-optimal-row-height="true"/>
    </style:style>
    <style:style style:name="ro6" style:family="table-row">
      <style:table-row-properties style:row-height="119.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>
        <table:iteration table:status="enable"/>
      </table:calculation-settings>
      <table:table table:name="Аркуш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/>
          <table:table-cell office:value-type="string" calcext:value-type="string">
            <text:p>Response</text:p>
          </table:table-cell>
          <table:table-cell office:value-type="string" calcext:value-type="string">
            <text:p>BriefView</text:p>
          </table:table-cell>
          <table:table-cell office:value-type="string" calcext:value-type="string">
            <text:p>FullView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roject_add.php </text:p>
          </table:table-cell>
          <table:table-cell office:value-type="string" calcext:value-type="string">
            <text:p>{</text:p>
            <text:p>"b_id":"8333",</text:p>
            <text:p>"b_ts":"2016-08-12 17:26:56",</text:p>
            <text:p>"lat":"46.57769600",</text:p>
            <text:p>"lng":"30.80069700",</text:p>
            <text:p>"source":"0",</text:p>
            <text:p>"img":"/uploads/1/4/",</text:p>
            <text:p>"b_type":"4",</text:p>
            <text:p>"layer_owner_id":"0",</text:p>
            <text:p>"layer_type":"0",</text:p>
            <text:p>"b_status":"0",</text:p>
            <text:p>"details":":Zxjc;llkj:z ljck ;lkjfkj sdhflkj halksdkfh laksh",</text:p>
            <text:p>"result":"0",</text:p>
            <text:p>"user_id":"1",</text:p>
            <text:p>"phone":"",</text:p>
            <text:p>"email":"",</text:p>
            <text:p>"private":"0",</text:p>
            <text:p>"project_id":"57",</text:p>
            <text:p>"ts_created":"2016-08-12 17:26:56",</text:p>
            <text:p>"ts_modified":"0000-00-00 00:00:00",</text:p>
            <text:p>"ts_closed":"0000-00-00 00:00:00",</text:p>
            <text:p>"dt_expired":"0000-00-00 00:00:00",</text:p>
            <text:p>"creator_id":"1",</text:p>
            <text:p>"creator_type":"1",</text:p>
            <text:p>"project_title":":Zxjc;llkj:z ljck ;lkjfkj sdhflkj halksdkfh laksh",</text:p>
            <text:p>"description":"lkjshlfkja alksdjfhlakjsdhf alsdjfhlak sdf lkasjhdflk alksdkhj alkksdfh lashdf lka",</text:p>
            <text:p>"currency_asking":"980",</text:p>
            <text:p>"amount_asking":"562",</text:p>
            <text:p>"amount_current":"0",</text:p>
            <text:p>"project_discussion_link":"<text:a xlink:href="https://twitter.com/Gurtom_Mobi/status/764105896217620480" xlink:type="simple">https://twitter.com/Gurtom_Mobi/status/764105896217620480</text:a>",</text:p>
            <text:p>"nco_acceptance":"0",</text:p>
            <text:p>"nco_id":"4618",</text:p>
            <text:p>"project_status":"0",</text:p>
            <text:p>"tags":"Море"</text:p>
            <text:p>}</text:p>
          </table:table-cell>
          <table:table-cell table:style-name="ce4" office:value-type="string" calcext:value-type="string">
            <text:p>author_auth:"9"</text:p>
            <text:p>author_id:"1"</text:p>
            <text:p>author_name:"admin"</text:p>
            <text:p>b_img:"//:0"</text:p>
            <text:p>b_status:"0"</text:p>
            <text:p>b_type:"4"</text:p>
            <text:p>category:"0"</text:p>
            <text:p>chat:Array[0]</text:p>
            <text:p>details:":Zxjc;llkj:z ljck ;lkjfkj sdhflkj halksdkfh laksh"</text:p>
            <text:p>favorite:"0"</text:p>
            <text:p>full:""</text:p>
            <text:p>id:"8333"</text:p>
            <text:p>lat:"46.57769600"</text:p>
            <text:p>layer_owner_id:"0"</text:p>
            <text:p>layer_type:"0"</text:p>
            <text:p>lng:"30.80069700"</text:p>
            <text:p>source:"0"</text:p>
            <text:p>subcategory:"0"</text:p>
            <text:p>tags:Array[0]</text:p>
            <text:p>title:"Project: "</text:p>
            <text:p>ts:"2016-08-12 17:26:56"</text:p>
          </table:table-cell>
          <table:table-cell table:style-name="ce4" office:value-type="string" calcext:value-type="string">
            <text:p>author_auth:"9"</text:p>
            <text:p>author_id:"1"</text:p>
            <text:p>author_name:"admin"</text:p>
            <text:p>b_img:"//:0"</text:p>
            <text:p>b_status:"0"</text:p>
            <text:p>b_type:"4"</text:p>
            <text:p>category:"0"</text:p>
            <text:p>chat:Array[0]</text:p>
            <text:p>details:":Zxjc;llkj:z ljck ;lkjfkj sdhflkj halksdkfh laksh"</text:p>
            <text:p>favorite:"0"</text:p>
            <text:p>full:Array[1]</text:p>
            <text:p>id:"8333"</text:p>
            <text:p>lat:"46.57769600"</text:p>
            <text:p>layer_owner_id:"0"</text:p>
            <text:p>layer_type:"0"</text:p>
            <text:p>lng:"30.80069700"</text:p>
            <text:p>pan:"1"</text:p>
            <text:p>source:"0"</text:p>
            <text:p>subcategory:"0"</text:p>
            <text:p>tags:Array[0]</text:p>
            <text:p>title:"Project: "</text:p>
            <text:p>ts:"2016-08-12 17:26:56"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eacon_add.php</text:p>
            <text:p>SOS</text:p>
          </table:table-cell>
          <table:table-cell office:value-type="string" calcext:value-type="string">
            <text:p>[{"id":"8335",</text:p>
            <text:p>"lat":"46.57689800",</text:p>
            <text:p>"lng":"30.80454400", </text:p>
            <text:p>"ts":"2016-08-13 15:47:17", </text:p>
            <text:p>"pan":"1", </text:p>
            <text:p>"b_status":"0", </text:p>
            <text:p>"source":"0", </text:p>
            <text:p>"author_id":"1", </text:p>
            <text:p>"author_name":"admin", </text:p>
            <text:p>"author_auth":"9", </text:p>
            <text:p>"favorite":"0", </text:p>
            <text:p>"b_type":"911", </text:p>
            <text:p>"layer_owner_id":"0", </text:p>
            <text:p>"layer_type":"12", </text:p>
            <text:p>"title":"S.O.S.: Літні майданчики, МАФи",  </text:p>
            <text:p>"details":"kjgdfkja sdljfh alsdhfk jasdf kjajsdgf kjasjdhg akjsdhg kjshgf kkjshg kasg", </text:p>
            <text:p>"chat":[{"ts":"2016-08-13 15:47:17", "beacon":"8335", "user_id":"1", "avatar":"/uploads/1/0/15757f8dc9cadb_QLJGOHKPNIEMF.jpeg", "text":"Source ID:0"}], </text:p>
            <text:p>"full":[], </text:p>
            <text:p>"tags":[{"tag":"Автобусна зупинка"}]}]</text:p>
          </table:table-cell>
          <table:table-cell table:style-name="ce3"/>
          <table:table-cell table:number-columns-repeated="1021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4">
          <table:table-cell office:value-type="string" calcext:value-type="string">
            <text:p>beacon_add.php</text:p>
            <text:p>Важливо</text:p>
          </table:table-cell>
          <table:table-cell office:value-type="string" calcext:value-type="string">
            <text:p>[{"id":"8336", </text:p>
            <text:p>"lat":"46.57689800", </text:p>
            <text:p>"lng":"30.80454400", </text:p>
            <text:p>"ts":"2016-08-13 15:52:52", </text:p>
            <text:p>"pan":"1", </text:p>
            <text:p>"b_status":"0", </text:p>
            <text:p>"source":"0", </text:p>
            <text:p>"author_id":"1", </text:p>
            <text:p>"author_name":"admin", </text:p>
            <text:p>"author_auth":"9", </text:p>
            <text:p>"favorite":"0", </text:p>
            <text:p>"b_type":"777", </text:p>
            <text:p>"layer_owner_id":"0", </text:p>
            <text:p>"layer_type":"10", </text:p>
            <text:p>"title":"Info: Оренда майна",  </text:p>
            <text:p>"details":"дфывор дфылврад флывра длфыво фдвлыар длфловра дфыло длфлоырв длфлоыва дллова длфлоывр дфлоыра длфылво фдллвор фдллов фд", </text:p>
            <text:p>"chat":[{"ts":"2016-08-13 15:52:52", "beacon":"8336", "user_id":"1", "avatar":"/uploads/1/0/15757f8dc9cadb_QLJGOHKPNIEMF.jpeg", "text":"Source ID:0"},{"ts":"2016-05-28 19:42:12", "beacon":"8336", "user_id":"8218", "avatar":"/images/avatar-bg.png", "text":"et, magna. Praesent interdum"}], </text:p>
            <text:p>"full":[], </text:p>
            <text:p>"tags":[{"tag":"пір&amp;amp;#39;я"}]}]</text:p>
          </table:table-cell>
          <table:table-cell table:style-name="ce3"/>
          <table:table-cell table:number-columns-repeated="1021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eacon_add.php</text:p>
            <text:p>:)</text:p>
          </table:table-cell>
          <table:table-cell office:value-type="string" calcext:value-type="string">
            <text:p>[{"id":"8337", </text:p>
            <text:p>"lat":"46.57689800", </text:p>
            <text:p>"lng":"30.80454400", </text:p>
            <text:p>"ts":"2016-08-13 15:56:31", </text:p>
            <text:p>"pan":"1", </text:p>
            <text:p>"b_status":"0", </text:p>
            <text:p>"source":"0", </text:p>
            <text:p>"author_id":"1", </text:p>
            <text:p>"author_name":"admin", </text:p>
            <text:p>"author_auth":"9", </text:p>
            <text:p>"favorite":"0", </text:p>
            <text:p>"b_type":"69", </text:p>
            <text:p>"layer_owner_id":"0", </text:p>
            <text:p>"layer_type":"0", </text:p>
            <text:p>"title":"☺",  </text:p>
            <text:p>"details":"дфловар дфіовра длфіло длфілор длфлір длір дфллір длфіорв", </text:p>
            <text:p>"chat":[{"ts":"2016-08-13 15:56:31", "beacon":"8337", "user_id":"1", "avatar":"/uploads/1/0/15757f8dc9cadb_QLJGOHKPNIEMF.jpeg", "text":"Source ID:0"}], </text:p>
            <text:p>"full":[], </text:p>
            <text:p>"tags":[{"tag":"Море"}]}]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ce3"/>
          <table:table-cell table:number-columns-repeated="1021"/>
        </table:table-row>
        <table:table-row table:style-name="ro5">
          <table:table-cell office:value-type="string" calcext:value-type="string">
            <text:p>beacon_add.php</text:p>
            <text:p>:(</text:p>
          </table:table-cell>
          <table:table-cell office:value-type="string" calcext:value-type="string">
            <text:p>[{"id":"8338", </text:p>
            <text:p>"lat":"46.57689800", </text:p>
            <text:p>"lng":"30.80454400", </text:p>
            <text:p>"ts":"2016-08-13 15:58:56", </text:p>
            <text:p>"pan":"1", </text:p>
            <text:p>"b_status":"0", </text:p>
            <text:p>"source":"0", </text:p>
            <text:p>"author_id":"1", </text:p>
            <text:p>"author_name":"admin", </text:p>
            <text:p>"author_auth":"9", </text:p>
            <text:p>"favorite":"0", </text:p>
            <text:p>"b_type":"96", </text:p>
            <text:p>"layer_owner_id":"0", </text:p>
            <text:p>"layer_type":"0", </text:p>
            <text:p>"title":"☹",  </text:p>
            <text:p>"details":"длдл фівдлар фдлівра дфілар фдлівра фдлівр фдллівра вдфлоівра длфіорва іовдфліора", </text:p>
            <text:p>"chat":[{"ts":"2016-08-13 15:58:56", "beacon":"8338", "user_id":"1", "avatar":"/uploads/1/0/15757f8dc9cadb_QLJGOHKPNIEMF.jpeg", "text":"Source ID:0"},</text:p>
            <text:p>            {"ts":"2016-05-28 19:42:00", "beacon":"8338", "user_id":"6577", "avatar":"/images/avatar-bg.png", "text":"ornare placerat, orci lacus"}], </text:p>
            <text:p>"full":[], </text:p>
            <text:p>"tags":[{"tag":"Море"}]}]</text:p>
          </table:table-cell>
          <table:table-cell table:style-name="ce3"/>
          <table:table-cell table:number-columns-repeated="1021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votings_simple_add.php</text:p>
          </table:table-cell>
          <table:table-cell office:value-type="string" calcext:value-type="string">
            <text:p>&lt;br /&gt;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&lt;b&gt;Parse error&lt;/b&gt;: <text:s/>syntax error, unexpected '&amp;amp;&amp;amp;' (T_BOOLEAN_AND) in &lt;b&gt;/home/gurtom/public_html/votings_simple_add.php&lt;/b&gt; on line &lt;b&gt;48&lt;/b&gt;&lt;br /&gt;</text:p>
          </table:table-cell>
          <table:table-cell table:style-name="ce3"/>
          <table:table-cell table:number-columns-repeated="1021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program_add.php</text:p>
          </table:table-cell>
          <table:table-cell office:value-type="string" calcext:value-type="string">
            <text:p>[{"id":"137"}]</text:p>
          </table:table-cell>
          <table:table-cell table:style-name="ce3"/>
          <table:table-cell table:number-columns-repeated="1021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project_propositions_add.php </text:p>
          </table:table-cell>
          <table:table-cell office:value-type="string" calcext:value-type="string">
            <text:p>[{"id":"0"}]</text:p>
          </table:table-cell>
          <table:table-cell table:style-name="ce3"/>
          <table:table-cell table:number-columns-repeated="1021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6">
          <table:table-cell office:value-type="string" calcext:value-type="string">
            <text:p>beacon_add.php</text:p>
            <text:p>Бюджет участі</text:p>
          </table:table-cell>
          <table:table-cell office:value-type="string" calcext:value-type="string">
            <text:p>[{"id":"8340", </text:p>
            <text:p>"lat":"46.57689800", </text:p>
            <text:p>"lng":"30.80454400", </text:p>
            <text:p>"ts":"2016-08-13 17:45:14", </text:p>
            <text:p>"pan":"1", </text:p>
            <text:p>"b_status":"0", </text:p>
            <text:p>"source":"0", </text:p>
            <text:p>"author_id":"1", </text:p>
            <text:p>"author_name":"admin", </text:p>
            <text:p>"author_auth":"9", </text:p>
            <text:p>"favorite":"0", </text:p>
            <text:p>"b_type":"330", </text:p>
            <text:p>"layer_owner_id":"0", </text:p>
            <text:p>"layer_type":"0", </text:p>
            <text:p>"title":"Participatory budget: ",  </text:p>
            <text:p>"details":"длфорвдл лордллвра", </text:p>
            <text:p>"chat":[{"ts":"2016-08-13 17:45:14", "beacon":"8340", "user_id":"1", "avatar":"/uploads/1/0/15757f8dc9cadb_QLJGOHKPNIEMF.jpeg", "text":"Source ID:0"}], </text:p>
            <text:p>"full":[{"id":"8340",</text:p>
            <text:p>         "ts_modified":"2016-08-13 17:45:14", </text:p>
            <text:p>         "lat":"46.57689800", </text:p>
            <text:p>         "lng":"30.80454400", </text:p>
            <text:p>         "img":"", "b_type":"330", </text:p>
            <text:p>         "layer_type":"0", "b_status":"0", </text:p>
            <text:p>         "title":"длфорвдл лордллвра", </text:p>
            <text:p>         "user_id":"1", </text:p>
            <text:p>         "phone":"380123456789", </text:p>
            <text:p>         "curr":"980", </text:p>
            <text:p>         "amount":"13456", </text:p>
            <text:p>         "descr":"ждлоывдао фждывло жфдлвыоа фвыааываыф  в ыа ыывва фыва фвыафыыва фыв"}], </text:p>
            <text:p>"tags":[{"tag":"Автобусна зупинка"}]}]</text:p>
          </table:table-cell>
          <table:table-cell table:style-name="ce3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4">00/00/0000</text:date>, <text:time style:data-style-name="N2" text:time-value="13:49:08.336000000">00:00:00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2T18:36:32.822000000</meta:creation-date>
    <dc:date>2016-08-14T14:07:42.368000000</dc:date>
    <meta:editing-duration>PT4H28M24S</meta:editing-duration>
    <meta:editing-cycles>11</meta:editing-cycles>
    <meta:generator>LibreOffice/5.1.4.2$Windows_x86 LibreOffice_project/f99d75f39f1c57ebdd7ffc5f42867c12031db97a</meta:generator>
    <meta:document-statistic meta:table-count="1" meta:cell-count="24" meta:object-count="0"/>
  </office:meta>
</office:document-meta>
</file>